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65c" officeooo:paragraph-rsid="0000c65c"/>
    </style:style>
    <style:style style:name="P2" style:family="paragraph" style:parent-style-name="Standard">
      <style:text-properties fo:font-size="14pt" officeooo:rsid="0000dce1" officeooo:paragraph-rsid="0000dce1" style:font-size-asian="14pt" style:font-size-complex="14pt"/>
    </style:style>
    <style:style style:name="P3" style:family="paragraph" style:parent-style-name="Standard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 Mono" fo:font-size="14pt" fo:font-weight="bold" officeooo:rsid="0000dce1" officeooo:paragraph-rsid="0000dce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DejaVu Sans Mono" fo:font-size="14pt" style:font-size-asian="14pt" style:font-size-complex="14pt"/>
    </style:style>
    <style:style style:name="P7" style:family="paragraph" style:parent-style-name="Standard">
      <style:text-properties style:font-name="DejaVu Sans Mono" fo:font-size="14pt" officeooo:rsid="0000c65c" officeooo:paragraph-rsid="0000c65c" style:font-size-asian="14pt" style:font-size-complex="14pt"/>
    </style:style>
    <style:style style:name="P8" style:family="paragraph" style:parent-style-name="Standard">
      <style:text-properties style:font-name="DejaVu Sans Mono" fo:font-size="14pt" officeooo:rsid="0000dce1" officeooo:paragraph-rsid="0000dce1" style:font-size-asian="14pt" style:font-size-complex="14pt"/>
    </style:style>
    <style:style style:name="P9" style:family="paragraph" style:parent-style-name="Standard">
      <style:text-properties style:font-name="DejaVu Sans Mono" officeooo:rsid="0000c65c" officeooo:paragraph-rsid="0000c65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27e3d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14pt" style:font-size-asian="14pt" style:font-size-complex="14pt"/>
    </style:style>
    <style:style style:name="T5" style:family="text">
      <style:text-properties style:font-name="DejaVu Sans Mono" officeooo:rsid="00054e47"/>
    </style:style>
    <style:style style:name="T6" style:family="text">
      <style:text-properties officeooo:rsid="00039cf5"/>
    </style:style>
    <style:style style:name="T7" style:family="text">
      <style:text-properties officeooo:rsid="00054e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EPS TO RUN:</text:p>
      <text:p text:style-name="P3"/>
      <text:p text:style-name="P4">STEP1: (Master and Slave)</text:p>
      <text:p text:style-name="P4"/>
      <text:p text:style-name="P6">1) sudo apt update</text:p>
      <text:p text:style-name="P6"/>
      <text:p text:style-name="P6">2) sudo swapo<text:span text:style-name="T6">ff</text:span> -a</text:p>
      <text:p text:style-name="P6"/>
      <text:p text:style-name="P6">3) sudo sed -i '/ swap / s/^\(.*\)$/#\1/g' /etc/fstab</text:p>
      <text:p text:style-name="P6"/>
      <text:p text:style-name="P6">4) sudo tee /etc/modules-load.d/containerd.conf &lt;&lt;EOF</text:p>
      <text:p text:style-name="P6">overlay</text:p>
      <text:p text:style-name="P6">br_net<text:span text:style-name="T6">fi</text:span>lter</text:p>
      <text:p text:style-name="P6">EOF</text:p>
      <text:p text:style-name="P6"/>
      <text:p text:style-name="P6">5) sudo modprobe overlay</text:p>
      <text:p text:style-name="P6"/>
      <text:p text:style-name="P6">6) sudo modprobe br_net<text:span text:style-name="T2">fi</text:span>lter</text:p>
      <text:p text:style-name="P6"/>
      <text:p text:style-name="P6">7) sudo tee /etc/sysctl.d/kubernetes.conf &lt;&lt;EOF</text:p>
      <text:p text:style-name="P6">net.bridge.bridge-nf-call-ip6tables = 1</text:p>
      <text:p text:style-name="P6">net.bridge.bridge-nf-call-iptables = 1</text:p>
      <text:p text:style-name="P6">net.ipv4.ip_forward = 1</text:p>
      <text:p text:style-name="P6">EOF</text:p>
      <text:p text:style-name="P6"/>
      <text:p text:style-name="P6">8) sudo sysctl --system</text:p>
      <text:p text:style-name="P6"/>
      <text:p text:style-name="P7">9) sudo apt-get update &amp;&amp; sudo apt-get install -y lsb-release</text:p>
      <text:p text:style-name="P7"/>
      <text:p text:style-name="P7">10) sudo apt install ca-certificates curl gnupg lsb-release</text:p>
      <text:p text:style-name="P7"/>
      <text:p text:style-name="P7">11) sudo mkdir -p /etc/apt/keyrings</text:p>
      <text:p text:style-name="P7"/>
      <text:p text:style-name="P1"><text:span text:style-name="T4">12) curl -fsSL </text:span><text:a xlink:type="simple" xlink:href="https://download.docker.com/linux/ubuntu/gpg" text:style-name="Internet_20_link" text:visited-style-name="Visited_20_Internet_20_Link"><text:span text:style-name="T4">https://download.docker.com/linux/ubuntu/gpg</text:span></text:a><text:span text:style-name="T4"> | sudo gpg --dearmor -o /etc/apt/keyrings/docker.gpg</text:span></text:p>
      <text:p text:style-name="P9"><text:span text:style-name="T1"/></text:p>
      <text:p text:style-name="P7">13) echo "deb [arch=$(dpkg --print-architecture) signed-by=/etc/apt/keyrings/docker.gpg] https://download.docker.com/linux/ubuntu $(lsb_release -cs) stable" | sudo tee /etc/apt/sources.list.d/docker.list &gt; /dev/null</text:p>
      <text:p text:style-name="P7"><text:soft-page-break/></text:p>
      <text:p text:style-name="P8">14) sudo apt update &amp;&amp; sudo apt install -y containerd.io</text:p>
      <text:p text:style-name="P8"/>
      <text:p text:style-name="P8">15) containerd config default | sudo tee /etc/containerd/config.toml &gt;/dev/null 2&gt;&amp;1</text:p>
      <text:p text:style-name="P8"/>
      <text:p text:style-name="P8">16) sudo sed -i 's/SystemdCgroup \= false/SystemdCgroup \= true/g' /etc/containerd/config.toml</text:p>
      <text:p text:style-name="P8"/>
      <text:p text:style-name="P8">17) sudo systemctl restart containerd</text:p>
      <text:p text:style-name="P8"/>
      <text:p text:style-name="P8">1<text:span text:style-name="T2">8</text:span>) sudo systemctl enable containerd</text:p>
      <text:p text:style-name="P8"/>
      <text:p text:style-name="P5"/>
      <text:p text:style-name="P5">STEP 2: (Master and Slave)</text:p>
      <text:p text:style-name="P5"/>
      <text:p text:style-name="P8">1) sudo apt-get update</text:p>
      <text:p text:style-name="P8"/>
      <text:p text:style-name="P8">2) sudo apt-get install -y apt-transport-https ca-certi<text:span text:style-name="T2">fi</text:span>cates curl gpg</text:p>
      <text:p text:style-name="P8"/>
      <text:p text:style-name="P8">3) curl -fsSL https://pkgs.k8s.io/core:/stable:/v1.30/deb/Release.key | gpg --dearmor -o /etc/apt/keyrings/kubernetes-apt-keyring.gpg</text:p>
      <text:p text:style-name="P8"/>
      <text:p text:style-name="P8">4) echo 'deb [signed-by=/etc/apt/keyrings/kubernetes-apt-keyring.gpg] https://pkgs.k8s.io/core:/stable:/v1.30/deb/ /' | tee /etc/apt/sources.list.d/kubernetes.list</text:p>
      <text:p text:style-name="P8"/>
      <text:p text:style-name="P8">5) apt update</text:p>
      <text:p text:style-name="P8"/>
      <text:p text:style-name="P8">6) apt-get update</text:p>
      <text:p text:style-name="P8"/>
      <text:p text:style-name="P8">7) apt-get install -y kubelet kubeadm kubectl</text:p>
      <text:p text:style-name="P8"/>
      <text:p text:style-name="P8">8) apt-mark hold kubelet kubeadm kubectl</text:p>
      <text:p text:style-name="P8"/>
      <text:p text:style-name="P8">9) sudo systemctl enable --now kubelet</text:p>
      <text:p text:style-name="P8"/>
      <text:p text:style-name="P5">STEP3: (Only on Master)</text:p>
      <text:p text:style-name="P5"/>
      <text:p text:style-name="P8">1) kubeadm init --pod-network-cidr=10.244.0.0/16</text:p>
      <text:p text:style-name="P2"><text:span text:style-name="T3"/></text:p>
      <text:p text:style-name="P8"><text:soft-page-break/></text:p>
      <text:p text:style-name="P8"><text:span text:style-name="T7">2</text:span>) mkdir -p $HOME/.kube</text:p>
      <text:p text:style-name="P8"/>
      <text:p text:style-name="P8"><text:span text:style-name="T7">3</text:span>)sudo cp -i /etc/kubernetes/admin.conf $HOME/.kube/con<text:span text:style-name="T7">fi</text:span>g</text:p>
      <text:p text:style-name="P8"/>
      <text:p text:style-name="P8"><text:span text:style-name="T7">4</text:span>) sudo chown $(id -u):$(id -g) $HOME/.kube/con<text:span text:style-name="T7">fi</text:span>g</text:p>
      <text:p text:style-name="P8"/>
      <text:p text:style-name="P8"><text:span text:style-name="T7">5</text:span>) export KUBECONFIG=/etc/kubernetes/admin.conf</text:p>
      <text:p text:style-name="P8"/>
      <text:p text:style-name="P8"><text:span text:style-name="T7">6</text:span>) kubectl get nodes</text:p>
      <text:p text:style-name="P8"/>
      <text:p text:style-name="P2"><text:span text:style-name="T5">7</text:span><text:span text:style-name="T3">) kubectl apply -f </text:span><text:a xlink:type="simple" xlink:href="https://docs.projectcalico.org/manifests/calico.yaml" text:style-name="Internet_20_link" text:visited-style-name="Visited_20_Internet_20_Link"><text:span text:style-name="T3">https://docs.projectcalico.org/manifests/calico.yaml</text:span></text:a></text:p>
      <text:p text:style-name="P8"/>
      <text:p text:style-name="P8"><text:span text:style-name="T7">8</text:span>) kubectl get pods -A</text:p>
      <text:p text:style-name="P8"/>
      <text:p text:style-name="P8"><text:span text:style-name="T7">9</text:span>) kubectl get nodes</text:p>
      <text:p text:style-name="P8"/>
      <text:p text:style-name="P8"/>
      <text:p text:style-name="P5">#To get the token which gets generated after (kubeadm init –pod-network cidr=10.244.0.0/16) we can execute the below command:</text:p>
      <text:p text:style-name="P5"/>
      <text:p text:style-name="P8">kubeadm token create --print-join-command</text:p>
      <text:p text:style-name="P8"/>
      <text:p text:style-name="P8"/>
      <text:p text:style-name="P5">you can join any number of worker nodes by running the following on each as root:</text:p>
      <text:p text:style-name="P8"/>
      <text:p text:style-name="P8">kubeadm join 172.31.21.85:6443 --token 023em6.z8lihbm5feurd1mf \</text:p>
      <text:p text:style-name="P8"><text:s text:c="8"/>--discovery-token-ca-cert-hash sha256:141889a5e867beb788d7b2ab956233f5170864b77c4c50a17a377cfeadb5ad8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0:45:31.121467116</meta:creation-date>
    <dc:date>2025-04-02T12:01:05.702475123</dc:date>
    <meta:editing-duration>PT13M3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52" meta:word-count="309" meta:character-count="2589" meta:non-whitespace-character-count="2333"/>
  </office:meta>
</office:document-meta>
</file>